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text-properties officeooo:paragraph-rsid="000d1946"/>
    </style:style>
    <style:style style:name="P2" style:family="paragraph" style:parent-style-name="Standard">
      <style:text-properties officeooo:rsid="000d1946" officeooo:paragraph-rsid="000d1946"/>
    </style:style>
    <style:style style:name="P3" style:family="paragraph" style:parent-style-name="Standard">
      <style:paragraph-properties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officeooo:rsid="000d1946" officeooo:paragraph-rsid="000d1946"/>
    </style:style>
    <style:style style:name="P4" style:family="paragraph" style:parent-style-name="Standard">
      <style:paragraph-properties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officeooo:rsid="000d1946" officeooo:paragraph-rsid="000e3821"/>
    </style:style>
    <style:style style:name="P5" style:family="paragraph" style:parent-style-name="Standard">
      <style:text-properties officeooo:rsid="000d1946" officeooo:paragraph-rsid="000e3821"/>
    </style:style>
    <style:style style:name="P6" style:family="paragraph" style:parent-style-name="Standard">
      <style:text-properties officeooo:paragraph-rsid="000d1946"/>
    </style:style>
    <style:style style:name="P7" style:family="paragraph" style:parent-style-name="Contents_20_2">
      <style:paragraph-properties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officeooo:rsid="000d1946" officeooo:paragraph-rsid="000d1946"/>
    </style:style>
    <style:style style:name="P8" style:family="paragraph" style:parent-style-name="Contents_20_2">
      <style:paragraph-properties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officeooo:paragraph-rsid="000d1946"/>
    </style:style>
    <style:style style:name="P9" style:family="paragraph" style:parent-style-name="Contents_20_2">
      <style:paragraph-properties>
        <style:tab-stops>
          <style:tab-stop style:position="1.27cm"/>
          <style:tab-stop style:position="16.51cm" style:type="right" style:leader-style="dotted" style:leader-text="."/>
        </style:tab-stops>
      </style:paragraph-properties>
      <style:text-properties officeooo:paragraph-rsid="000d5301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none" fo:country="none" officeooo:rsid="000d1946" style:language-asian="none" style:country-asian="none"/>
    </style:style>
    <style:style style:name="T3" style:family="text">
      <style:text-properties fo:language="none" fo:country="none" officeooo:rsid="000d5301" style:language-asian="none" style:country-asian="none"/>
    </style:style>
    <style:style style:name="T4" style:family="text">
      <style:text-properties fo:language="none" fo:country="none" officeooo:rsid="000fbadb" style:language-asian="none" style:country-asian="none"/>
    </style:style>
    <style:style style:name="T5" style:family="text">
      <style:text-properties style:font-name="Times New Roman" fo:font-weight="normal" style:font-weight-asian="normal" style:font-name-complex="Times New Roman"/>
    </style:style>
    <style:style style:name="T6" style:family="text">
      <style:text-properties officeooo:rsid="000d530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1946" style:font-weight-asian="bold" style:font-weight-complex="bold"/>
    </style:style>
    <style:style style:name="T9" style:family="text">
      <style:text-properties fo:font-weight="bold" officeooo:rsid="000d5301" style:font-weight-asian="bold" style:font-weight-complex="bold"/>
    </style:style>
    <style:style style:name="T10" style:family="text">
      <style:text-properties officeooo:rsid="000e8527"/>
    </style:style>
    <style:style style:name="T11" style:family="text">
      <style:text-properties fo:font-style="italic" officeooo:rsid="000e8527" style:font-style-asian="italic" style:font-style-complex="italic"/>
    </style:style>
    <style:style style:name="T12" style:family="text">
      <style:text-properties fo:font-style="italic" fo:font-weight="bold" officeooo:rsid="000e8527" style:font-style-asian="italic" style:font-weight-asian="bold" style:font-style-complex="italic" style:font-weight-complex="bold"/>
    </style:style>
    <style:style style:name="T13" style:family="text">
      <style:text-properties fo:font-size="10pt" fo:font-style="italic" fo:font-weight="bold" officeooo:rsid="000e8527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Times" fo:font-size="10pt" fo:font-style="italic" fo:font-weight="bold" officeooo:rsid="000e8527" style:font-size-asian="10pt" style:font-style-asian="italic" style:font-weight-asian="bold" style:font-size-complex="10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Index</text:span></text:p>
      <text:p text:style-name="P2"/>
      <text:p text:style-name="P1">Table of Contents<text:tab/><text:a xlink:type="simple" xlink:href="#__RefHeading___Toc441230970" text:style-name="Index_20_Link" text:visited-style-name="Index_20_Link">ii</text:a></text:p>
      <text:p text:style-name="P1"/>
      <text:p text:style-name="P1">1.<text:tab/>Introduction<text:tab/><text:a xlink:type="simple" xlink:href="#__RefHeading___Toc441230972" text:style-name="Index_20_Link" text:visited-style-name="Index_20_Link">1</text:a></text:p>
      <text:p text:style-name="P8"><text:span text:style-name="T1">1.1<text:tab/>Purpose<text:tab/></text:span><text:a xlink:type="simple" xlink:href="#__RefHeading___Toc441230973" text:style-name="Index_20_Link" text:visited-style-name="Index_20_Link"><text:span text:style-name="T1">1</text:span></text:a></text:p>
      <text:p text:style-name="P8"><text:span text:style-name="T1">1.2<text:tab/></text:span><text:span text:style-name="T2">Project Scope</text:span><text:span text:style-name="T1"><text:tab/></text:span><text:a xlink:type="simple" xlink:href="#__RefHeading___Toc441230974" text:style-name="Index_20_Link" text:visited-style-name="Index_20_Link"><text:span text:style-name="T1">1</text:span></text:a></text:p>
      <text:p text:style-name="P8"><text:span text:style-name="T1">1.3<text:tab/>Document Conventions.<text:tab/></text:span><text:a xlink:type="simple" xlink:href="#__RefHeading___Toc441230975" text:style-name="Index_20_Link" text:visited-style-name="Index_20_Link"><text:span text:style-name="T1">1</text:span></text:a></text:p>
      <text:p text:style-name="P1">2.<text:tab/>Overall Description<text:tab/><text:span text:style-name="T6">1</text:span></text:p>
      <text:p text:style-name="P8"><text:span text:style-name="T1">2.1<text:tab/>Product Perspective<text:tab/></text:span><text:span text:style-name="T3">1</text:span></text:p>
      <text:p text:style-name="P8"><text:span text:style-name="T1">2.2<text:tab/>Product Functions<text:tab/></text:span><text:a xlink:type="simple" xlink:href="#__RefHeading___Toc441230980" text:style-name="Index_20_Link" text:visited-style-name="Index_20_Link"><text:span text:style-name="T1">2</text:span></text:a></text:p>
      <text:p text:style-name="P8"><text:span text:style-name="T1">2.3<text:tab/>User Classes and Characteristics<text:tab/></text:span><text:a xlink:type="simple" xlink:href="#__RefHeading___Toc441230981" text:style-name="Index_20_Link" text:visited-style-name="Index_20_Link"><text:span text:style-name="T1">2</text:span></text:a></text:p>
      <text:p text:style-name="P8"><text:span text:style-name="T1">2.4<text:tab/>Operating Environment<text:tab/></text:span><text:span text:style-name="T4">2</text:span></text:p>
      <text:p text:style-name="P8"><text:span text:style-name="T1">2.5<text:tab/></text:span><text:span text:style-name="T2">Class Diagram</text:span><text:span text:style-name="T1"><text:tab/></text:span><text:a xlink:type="simple" xlink:href="#__RefHeading___Toc441230983" text:style-name="Index_20_Link" text:visited-style-name="Index_20_Link"><text:span text:style-name="T1">2</text:span></text:a></text:p>
      <text:p text:style-name="P8"><text:span text:style-name="T1">2.6<text:tab/></text:span><text:span text:style-name="T3">Sequence Diagram</text:span><text:span text:style-name="T1"><text:tab/></text:span><text:a xlink:type="simple" xlink:href="#__RefHeading___Toc441230984" text:style-name="Index_20_Link" text:visited-style-name="Index_20_Link"><text:span text:style-name="T1">2</text:span></text:a></text:p>
      <text:p text:style-name="P8"><text:span text:style-name="T1">2.7<text:tab/></text:span><text:span text:style-name="T3">Activity Diagram</text:span><text:span text:style-name="T1"><text:tab/></text:span><text:a xlink:type="simple" xlink:href="#__RefHeading___Toc441230985" text:style-name="Index_20_Link" text:visited-style-name="Index_20_Link"><text:span text:style-name="T1">3</text:span></text:a></text:p>
      <text:p text:style-name="P1">3.<text:tab/>External Interface Requirements<text:tab/><text:a xlink:type="simple" xlink:href="#__RefHeading___Toc441230986" text:style-name="Index_20_Link" text:visited-style-name="Index_20_Link">3</text:a></text:p>
      <text:p text:style-name="P8"><text:span text:style-name="T1">3.1<text:tab/>User Interfaces<text:tab/></text:span><text:a xlink:type="simple" xlink:href="#__RefHeading___Toc441230987" text:style-name="Index_20_Link" text:visited-style-name="Index_20_Link"><text:span text:style-name="T1">3</text:span></text:a></text:p>
      <text:p text:style-name="P8"><text:span text:style-name="T1">3.2<text:tab/>Hardware Interfaces<text:tab/></text:span><text:a xlink:type="simple" xlink:href="#__RefHeading___Toc441230988" text:style-name="Index_20_Link" text:visited-style-name="Index_20_Link"><text:span text:style-name="T1">3</text:span></text:a></text:p>
      <text:p text:style-name="P8"><text:span text:style-name="T1">3.3<text:tab/>Software Interfaces<text:tab/></text:span><text:a xlink:type="simple" xlink:href="#__RefHeading___Toc441230989" text:style-name="Index_20_Link" text:visited-style-name="Index_20_Link"><text:span text:style-name="T1">3</text:span></text:a></text:p>
      <text:p text:style-name="P1"><text:span text:style-name="T6">4</text:span>.<text:tab/>Other Nonfunctional Requirements<text:tab/><text:a xlink:type="simple" xlink:href="#__RefHeading___Toc441230994" text:style-name="Index_20_Link" text:visited-style-name="Index_20_Link">4</text:a></text:p>
      <text:p text:style-name="P9"><text:span text:style-name="T3">4</text:span><text:span text:style-name="T1">.1<text:tab/></text:span><text:span text:style-name="T2">Safety Requirements</text:span><text:span text:style-name="T1"><text:tab/></text:span><text:a xlink:type="simple" xlink:href="#__RefHeading___Toc441230995" text:style-name="Index_20_Link" text:visited-style-name="Index_20_Link"><text:span text:style-name="T1">4</text:span></text:a></text:p>
      <text:p text:style-name="P7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5"><text:span text:style-name="T9">4.1 </text:span><text:span text:style-name="T7">Safety Requirements</text:span></text:p>
      <text:p text:style-name="P5"/>
      <text:p text:style-name="P5">As every user is assigned a personal account to book the slots, it is necessory to maintain privacy of each user. Lack of privacy may lead to false cancellations or unintended bookings and hence chaos.</text:p>
      <text:p text:style-name="P4"><text:span text:style-name="T1">To grant privacy to the user, the application will have login system, using which only the account holder can access his/her account with the help of credential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Times" fo:font-size="10pt" fo:font-style="italic" fo:font-weight="bold" officeooo:rsid="000e8527" style:font-size-asian="10pt" style:font-style-asian="italic" style:font-weight-asian="bold" style:font-size-complex="10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i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4:13:44.933767996</meta:creation-date>
    <dc:date>2019-09-17T14:59:28.961123344</dc:date>
    <meta:editing-duration>PT25M3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146" meta:character-count="866" meta:non-whitespace-character-count="741"/>
  </office:meta>
</office:document-meta>
</file>